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include &lt;iostream.h&gt;</text:p>
      <text:p text:style-name="Standard">#include &lt;string.h&gt;</text:p>
      <text:p text:style-name="Standard">#include &lt;cstdlib.h&gt;</text:p>
      <text:p text:style-name="Standard"/>
      <text:p text:style-name="Standard">using namespace std;</text:p>
      <text:p text:style-name="Standard">void draw();</text:p>
      <text:p text:style-name="Standard">int checkwin();</text:p>
      <text:p text:style-name="Standard">char matrix[9] = {'1','2','3','4','5','6','7','8','9'};</text:p>
      <text:p text:style-name="Standard">int main()</text:p>
      <text:p text:style-name="Standard">{</text:p>
      <text:p text:style-name="Standard"><text:s text:c="4"/>int win=0;</text:p>
      <text:p text:style-name="Standard"><text:s text:c="4"/>int player=1;</text:p>
      <text:p text:style-name="Standard"><text:s text:c="4"/>int<text:s/>choice=1;</text:p>
      <text:p text:style-name="Standard"><text:s text:c="4"/>char mark;</text:p>
      <text:p text:style-name="Standard"><text:s text:c="4"/>//Player Initialisation</text:p>
      <text:p text:style-name="Standard"><text:s text:c="4"/>string player1, player2, displayer;</text:p>
      <text:p text:style-name="Standard"><text:s text:c="4"/>cout&lt;&lt;"Enter Player 1's Name:";</text:p>
      <text:p text:style-name="Standard"><text:s text:c="4"/>cin&gt;&gt;player1;</text:p>
      <text:p text:style-name="Standard"><text:s text:c="4"/>cout&lt;&lt;"Enter Player 2's Name:";</text:p>
      <text:p text:style-name="Standard"><text:s text:c="4"/>cin&gt;&gt;player2;</text:p>
      <text:p text:style-name="Standard"><text:s text:c="4"/>cout&lt;&lt;"Tic-Tac-Toe v1.0"&lt;&lt;endl;</text:p>
      <text:p text:style-name="Standard"><text:s text:c="4"/>while (win==0)</text:p>
      <text:p text:style-name="Standard"><text:s text:c="4"/>{</text:p>
      <text:p text:style-name="Standard"><text:s text:c="4"/>draw();</text:p>
      <text:p text:style-name="Standard"><text:s text:c="4"/>displayer = (player%2==1)? player1:player2;</text:p>
      <text:p text:style-name="Standard"><text:s text:c="4"/>cout&lt;&lt;"\n"&lt;&lt;displayer&lt;&lt;" enter a number:";</text:p>
      <text:p text:style-name="Standard"><text:s text:c="4"/>cin&gt;&gt;choice;</text:p>
      <text:p text:style-name="Standard"><text:s text:c="4"/>mark = (player%2==1)? 'X':'O';</text:p>
      <text:p text:style-name="Standard"><text:s text:c="4"/>if (choice == 1 &amp;&amp; matrix[0]=='1')</text:p>
      <text:p text:style-name="Standard"><text:s text:c="8"/>matrix[0]=mark;</text:p>
      <text:p text:style-name="Standard"><text:s text:c="4"/>else if (choice == 2 &amp;&amp; matrix[1]=='2')</text:p>
      <text:p text:style-name="Standard"><text:s text:c="8"/>matrix[1]=mark;</text:p>
      <text:p text:style-name="Standard">else if (choice == 3 &amp;&amp; matrix[2]=='3')</text:p>
      <text:p text:style-name="Standard"><text:s text:c="8"/>matrix[2]=mark;</text:p>
      <text:p text:style-name="Standard"><text:s text:c="4"/>else if (choice == 4 &amp;&amp; matrix[3]=='4')</text:p>
      <text:p text:style-name="Standard"><text:s text:c="8"/>matrix[3]=mark;</text:p>
      <text:p text:style-name="Standard"><text:s text:c="4"/>else if (choice == 5 &amp;&amp; matrix[4]=='5')</text:p>
      <text:p text:style-name="Standard"><text:s text:c="8"/>matrix[4]=mark;</text:p>
      <text:p text:style-name="Standard"><text:s text:c="4"/>else if (choice == 6 &amp;&amp; matrix[5]=='6')</text:p>
      <text:p text:style-name="Standard"><text:s text:c="8"/>matrix[5]=mark;</text:p>
      <text:p text:style-name="Standard"><text:s text:c="4"/>else if (choice == 7 &amp;&amp; matrix[6]=='7')</text:p>
      <text:p text:style-name="Standard"><text:s text:c="8"/>matrix[6]=mark;</text:p>
      <text:p text:style-name="Standard"><text:s text:c="4"/>else if (choice == 8 &amp;&amp; matrix[7]=='8')</text:p>
      <text:p text:style-name="Standard"><text:s text:c="8"/>matrix[7]=mark;</text:p>
      <text:p text:style-name="Standard"><text:s text:c="4"/>else if (choice == 9 &amp;&amp;<text:s/>matrix[8]=='9')</text:p>
      <text:p text:style-name="Standard"><text:s text:c="8"/>matrix[8]=mark;</text:p>
      <text:p text:style-name="Standard"><text:s text:c="3"/>else</text:p>
      <text:p text:style-name="Standard"><text:s text:c="4"/>{</text:p>
      <text:p text:style-name="Standard"><text:s text:c="8"/>cout&lt;&lt;"Invalid Move!";</text:p>
      <text:p text:style-name="Standard"><text:s text:c="8"/>player--;</text:p>
      <text:p text:style-name="Standard"><text:s text:c="8"/>cin.ignore();</text:p>
      <text:p text:style-name="Standard"><text:s text:c="8"/>cin.get();</text:p>
      <text:soft-page-break/>
      <text:p text:style-name="Standard"><text:s text:c="4"/>}</text:p>
      <text:p text:style-name="Standard"><text:s text:c="5"/>cout&lt;&lt;"\n"&lt;&lt;endl;</text:p>
      <text:p text:style-name="Standard"><text:s text:c="5"/>win=checkwin();</text:p>
      <text:p text:style-name="Standard"><text:s text:c="5"/>player++;</text:p>
      <text:p text:style-name="Standard"><text:s text:c="4"/>}</text:p>
      <text:p text:style-name="Standard"><text:s text:c="4"/>draw();</text:p>
      <text:p text:style-name="Standard"><text:s text:c="4"/>if<text:s/>(win==1)</text:p>
      <text:p text:style-name="Standard"><text:s text:c="8"/>cout&lt;&lt;displayer&lt;&lt;" wins!"&lt;&lt;endl;</text:p>
      <text:p text:style-name="Standard"><text:s text:c="4"/>else</text:p>
      <text:p text:style-name="Standard"><text:s text:c="8"/>cout&lt;&lt;"Draw!"&lt;&lt;endl;</text:p>
      <text:p text:style-name="Standard"><text:s text:c="4"/>return 0;</text:p>
      <text:p text:style-name="Standard">}</text:p>
      <text:p text:style-name="Standard"/>
      <text:p text:style-name="Standard">void draw()</text:p>
      <text:p text:style-name="Standard">{</text:p>
      <text:p text:style-name="Standard"><text:s text:c="4"/>system("cls");</text:p>
      <text:p text:style-name="Standard"/>
      <text:p text:style-name="Standard"><text:s text:c="4"/>cout &lt;&lt; "Player 1 (X) <text:s/>- <text:s/>Player 2 (O)" &lt;&lt; endl &lt;&lt; endl;</text:p>
      <text:p text:style-name="Standard"><text:tab/>cout &lt;&lt; endl;</text:p>
      <text:p text:style-name="Standard"/>
      <text:p text:style-name="Standard"><text:tab/>cout &lt;&lt; " <text:s text:c="4"/>| <text:s text:c="4"/>| <text:s text:c="4"/>"<text:s/>&lt;&lt; endl;</text:p>
      <text:p text:style-name="Standard"><text:tab/>cout &lt;&lt; " <text:s/>" &lt;&lt; matrix[0] &lt;&lt; " <text:s/>| <text:s/>" &lt;&lt; matrix[1] &lt;&lt; " <text:s/>| <text:s/>" &lt;&lt; matrix[2] &lt;&lt; endl;</text:p>
      <text:p text:style-name="Standard"/>
      <text:p text:style-name="Standard"><text:tab/>cout &lt;&lt; "_____|_____|_____" &lt;&lt; endl;</text:p>
      <text:p text:style-name="Standard"><text:tab/>cout &lt;&lt; " <text:s text:c="4"/>| <text:s text:c="4"/>| <text:s text:c="4"/>" &lt;&lt; endl;</text:p>
      <text:p text:style-name="Standard"/>
      <text:p text:style-name="Standard"><text:tab/>cout &lt;&lt; " <text:s/>" &lt;&lt; matrix[3] &lt;&lt; " <text:s/>| <text:s/>" &lt;&lt; matrix[4] &lt;&lt; " <text:s/>| <text:s/>" &lt;&lt;<text:s/>matrix[5] &lt;&lt; endl;</text:p>
      <text:p text:style-name="Standard"/>
      <text:p text:style-name="Standard"><text:tab/>cout &lt;&lt; "_____|_____|_____" &lt;&lt; endl;</text:p>
      <text:p text:style-name="Standard"><text:tab/>cout &lt;&lt; " <text:s text:c="4"/>| <text:s text:c="4"/>| <text:s text:c="4"/>" &lt;&lt; endl;</text:p>
      <text:p text:style-name="Standard"/>
      <text:p text:style-name="Standard"><text:tab/>cout &lt;&lt; " <text:s/>" &lt;&lt; matrix[6] &lt;&lt; " <text:s/>| <text:s/>" &lt;&lt; matrix[7] &lt;&lt; " <text:s/>| <text:s/>" &lt;&lt; matrix[8] &lt;&lt; endl;</text:p>
      <text:p text:style-name="Standard"/>
      <text:p text:style-name="Standard"><text:tab/>cout &lt;&lt; " <text:s text:c="4"/>| <text:s text:c="4"/>| <text:s text:c="4"/>" &lt;&lt; endl &lt;&lt; endl;</text:p>
      <text:p text:style-name="Standard"><text:s text:c="4"/>/*</text:p>
      <text:p text:style-name="Standard"><text:s text:c="4"/>cout&lt;&lt;matrix[0]&lt;&lt;" "&lt;&lt;matrix[1]&lt;</text:p>
      <text:p text:style-name="Standard">&lt;" "&lt;&lt;matrix[2]&lt;&lt;endl;</text:p>
      <text:p text:style-name="Standard"><text:s text:c="4"/>cout&lt;&lt;matrix[3]&lt;&lt;" "&lt;&lt;matrix[4]&lt;&lt;" "&lt;&lt;matrix[5]&lt;&lt;endl;</text:p>
      <text:p text:style-name="Standard"><text:s text:c="4"/>cout&lt;&lt;matrix[6]&lt;&lt;" "&lt;&lt;matrix[7]&lt;&lt;" "&lt;&lt;matrix[8]&lt;&lt;endl;*/</text:p>
      <text:p text:style-name="Standard">}</text:p>
      <text:p text:style-name="Standard"/>
      <text:p text:style-name="Standard">int checkwin()</text:p>
      <text:p text:style-name="Standard">{</text:p>
      <text:p text:style-name="Standard"><text:s text:c="4"/>if (matrix[1]==matrix[2] &amp;&amp; matrix[2]==matrix[3])</text:p>
      <text:p text:style-name="Standard"><text:s text:c="8"/>return 1;</text:p>
      <text:p text:style-name="Standard"><text:s text:c="4"/>else if (matrix[1]==matrix[4] &amp;&amp; matrix[4]==matrix[7])</text:p>
      <text:p text:style-name="Standard"><text:s text:c="8"/>return 1;</text:p>
      <text:p text:style-name="Standard"><text:s text:c="4"/>else if (matrix[1]==matrix[5] &amp;&amp; matrix[5]==matrix[9])</text:p>
      <text:p text:style-name="Standard"><text:s text:c="8"/>return 1;</text:p>
      <text:p text:style-name="Standard"><text:s text:c="4"/>else if (matrix[4]==matrix[5] &amp;&amp; matrix[5]==matrix[6])</text:p>
      <text:p text:style-name="Standard"><text:s text:c="8"/>return 1;</text:p>
      <text:p text:style-name="Standard"><text:s text:c="4"/>else if (matrix[7]==matrix[8] &amp;&amp; matrix[8]==matrix[9])</text:p>
      <text:soft-page-break/>
      <text:p text:style-name="Standard"><text:s text:c="8"/>return 1;</text:p>
      <text:p text:style-name="Standard"><text:s text:c="4"/>else if (matrix[2]==matrix[5] &amp;&amp; matrix[5]==matrix[8])</text:p>
      <text:p text:style-name="Standard"><text:s text:c="8"/>return 1;</text:p>
      <text:p text:style-name="Standard"><text:s text:c="4"/>else if (matrix[3]==matrix[6] &amp;&amp; matrix[6]==matrix[9])</text:p>
      <text:p text:style-name="Standard"><text:s text:c="8"/>return 1;</text:p>
      <text:p text:style-name="Standard"><text:s text:c="4"/>else if<text:s/>(matrix[3]==matrix[5] &amp;&amp; matrix[5]==matrix[7])</text:p>
      <text:p text:style-name="Standard"><text:s text:c="8"/>return 1;</text:p>
      <text:p text:style-name="Standard"><text:s text:c="4"/>else if (matrix[0] != '1' &amp;&amp; matrix[1] != '2' &amp;&amp; matrix[2] != '3' &amp;&amp; matrix[3] != '4' &amp;&amp; matrix[4] != '5' &amp;&amp; matrix[5] != '6' &amp;&amp; matrix[6] != '7' &amp;&amp; matrix[7] != '8' &amp;&amp; matrix[8] != '9')</text:p>
      <text:p text:style-name="Standard"><text:s text:c="8"/>return 2;</text:p>
      <text:p text:style-name="Standard"><text:s text:c="4"/>else</text:p>
      <text:p text:style-name="Standard"><text:s text:c="8"/>return 0;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idehi verma</dc:creator>
    <meta:creation-date>2017-08-05T12:26:00Z</meta:creation-date>
    <dc:date>2020-06-07T19:44:00Z</dc:date>
    <meta:template xlink:href="Normal" xlink:type="simple"/>
    <meta:editing-cycles>2</meta:editing-cycles>
    <meta:editing-duration>PT60S</meta:editing-duration>
    <meta:document-statistic meta:page-count="3" meta:paragraph-count="6" meta:word-count="478" meta:character-count="3201" meta:row-count="22" meta:non-whitespace-character-count="2729"/>
  </office:meta>
</office:document-meta>
</file>